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67.75pt"/>
    </style:style>
    <style:style style:name="co3" style:family="table-column">
      <style:table-column-properties fo:break-before="auto" style:column-width="266.91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134.36pt"/>
    </style:style>
    <style:style style:name="co6" style:family="table-column">
      <style:table-column-properties fo:break-before="auto" style:column-width="72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exPiStorm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6" office:value-type="string" calcext:value-type="string">
            <text:p>5 PCB</text:p>
          </table:table-cell>
          <table:table-cell table:style-name="ce6" table:number-columns-repeated="3"/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PinHeader_1x04_P2.54mm_Horizonta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nn_01x04</text:p>
          </table:table-cell>
          <table:table-cell table:style-name="ce11" office:value-type="string" calcext:value-type="string">
            <text:p>EUREK</text:p>
          </table:table-cell>
          <table:table-cell table:style-name="ce3"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J2,J1</text:p>
          </table:table-cell>
          <table:table-cell table:style-name="ce8" office:value-type="string" calcext:value-type="string">
            <text:p>FPC_6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PC-FFC-64</text:p>
          </table:table-cell>
          <table:table-cell table:style-name="ce12" office:value-type="string" calcext:value-type="string">
            <text:p>FARNELL</text:p>
          </table:table-cell>
          <table:table-cell table:style-name="ce4" office:value-type="string" calcext:value-type="string">
            <text:p>https://it.farnell.com/hirose-hrs/fh52e-64s-0-5sh-99/conn-fpc-ffc-presa-64pos-0-5mm/dp/2725031</text:p>
          </table:table-cell>
          <table:table-cell table:style-name="ce4"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1,D1</text:p>
          </table:table-cell>
          <table:table-cell table:style-name="ce7" office:value-type="string" calcext:value-type="string">
            <text:p>LED_1206_3216Metric_Pad1.42x1.75mm_HandSold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LED 1206</text:p>
          </table:table-cell>
          <table:table-cell table:style-name="ce11" office:value-type="string" calcext:value-type="string">
            <text:p>EUREK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R1,R1</text:p>
          </table:table-cell>
          <table:table-cell table:style-name="ce7" office:value-type="string" calcext:value-type="string">
            <text:p>R_1206_3216Metric_Pad1.30x1.75mm_HandSold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K 1206</text:p>
          </table:table-cell>
          <table:table-cell table:style-name="ce11" office:value-type="string" calcext:value-type="string">
            <text:p>EUREK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C1,C2</text:p>
          </table:table-cell>
          <table:table-cell table:style-name="ce7" office:value-type="string" calcext:value-type="string">
            <text:p>C_1206_3216Metric_Pad1.33x1.80mm_HandSold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00nF CER 1206</text:p>
          </table:table-cell>
          <table:table-cell table:style-name="ce11" office:value-type="string" calcext:value-type="string">
            <text:p>EUREK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3,C4</text:p>
          </table:table-cell>
          <table:table-cell table:style-name="ce7" office:value-type="string" calcext:value-type="string">
            <text:p>CP_EIA-3216-12_Kemet-S_Pad1.58x1.35mm_HandSold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0uF TANT 1206</text:p>
          </table:table-cell>
          <table:table-cell table:style-name="ce11" office:value-type="string" calcext:value-type="string">
            <text:p>EUREK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U1-M</text:p>
          </table:table-cell>
          <table:table-cell table:style-name="ce7" office:value-type="string" calcext:value-type="string">
            <text:p>32PIN MALE STRIPS 2.54mm 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32PIN HEADER MALE</text:p>
          </table:table-cell>
          <table:table-cell table:style-name="ce11" office:value-type="string" calcext:value-type="string">
            <text:p>EUREK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U1-F</text:p>
          </table:table-cell>
          <table:table-cell table:style-name="ce7" office:value-type="string" calcext:value-type="string">
            <text:p>32PIN FEMALE HEADER 2.54m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32PIN FEMALE HEADER</text:p>
          </table:table-cell>
          <table:table-cell table:style-name="ce11" office:value-type="string" calcext:value-type="string">
            <text:p>EUREK</text:p>
          </table:table-cell>
          <table:table-cell table:style-name="ce3"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FFC64</text:p>
          </table:table-cell>
          <table:table-cell table:style-name="ce9" office:value-type="string" calcext:value-type="string">
            <text:p>64PIN FFC/FPC FLAT CABLE 0.50 SAME SIDE 20CM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FFC64</text:p>
          </table:table-cell>
          <table:table-cell table:style-name="ce13" office:value-type="string" calcext:value-type="string">
            <text:p>ALIEXPRESS</text:p>
          </table:table-cell>
          <table:table-cell table:style-name="ce5" office:value-type="string" calcext:value-type="string">
            <text:p>https://www.aliexpress.com/snapshot/0.html?orderId=3012015244917405&amp;productId=1005001375682581&amp;edm_click_module=order_detail&amp;tracelog=rowan&amp;rowan_id1=buyerPayOnlineSuccessToBuyerV2_1_it_IT_2021-06-29&amp;rowan_msg_id=7405301201524490$c516e41fe3b74138b807630e31042ed5&amp;ck=in_edm_other</text:p>
          </table:table-cell>
          <table:table-cell table:style-name="ce5"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9T12:43:41.716760825</dc:date>
    <meta:editing-duration>PT4M34S</meta:editing-duration>
    <meta:editing-cycles>1</meta:editing-cycles>
    <meta:document-statistic meta:table-count="1" meta:cell-count="62" meta:object-count="0"/>
    <meta:generator>LibreOffice/6.1.5.2$Linux_X86_64 LibreOffice_project/10$Build-2</meta:generator>
  </office:meta>
</office:document-meta>
</file>